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4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ce181e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ce181e" fo:font-family="Liberation Serif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OL-1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01.mtsummit" table:style-name="ta-0" table:print="true">
        <office:forms form:automatic-focus="false" form:apply-design-mode="false">
          <form:form/>
        </office:forms>
        <table:table-column table:style-name="ACOL-0" table:number-columns-repeated="6"/>
        <table:table-column table:style-name="ACOL-0" table:number-columns-repeated="1018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style-name="Gnumeric-default" office:value-type="string">
            <text:p>Note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Introductory speech</text:p>
          </table:table-cell>
          <table:table-cell table:style-name="Gnumeric-default" office:value-type="string">
            <text:p>John Hutchins</text:p>
          </table:table-cell>
          <table:table-cell table:style-name="Gnumeric-default" office:value-type="string">
            <text:p>http://www.mt-archive.info/00/MTS-2001-Hutchins.pdf</text:p>
          </table:table-cell>
          <table:table-cell table:number-columns-repeated="2" table:style-name="Gnumeric-default"/>
          <table:table-cell table:style-name="Gnumeric-default" office:value-type="string">
            <text:p>Papers of the conference and workshop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reface to the proceedings</text:p>
          </table:table-cell>
          <table:table-cell table:style-name="Gnumeric-default" office:value-type="string">
            <text:p>Bente Maegaard</text:p>
          </table:table-cell>
          <table:table-cell table:style-name="Gnumeric-default" office:value-type="string">
            <text:p>http://www.mt-archive.info/00/MTS-2001-Maegaard.pdf</text:p>
          </table:table-cell>
          <table:table-cell table:number-columns-repeated="2" table:style-name="Gnumeric-default"/>
          <table:table-cell table:style-name="Gnumeric-default" office:value-type="string">
            <text:p>Papers of the conference and workshop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Generation for multilingual MT</text:p>
          </table:table-cell>
          <table:table-cell table:style-name="Gnumeric-default" office:value-type="string">
            <text:p>Takako Aikawa and Maite Melero and Lee Schwartz and Andi Wu</text:p>
          </table:table-cell>
          <table:table-cell table:style-name="Gnumeric-default" office:value-type="string">
            <text:p>http://www.mt-archive.info/00/MTS-2001-Aikaw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sing multiple edit distances to automatically rank machine translation output.</text:p>
          </table:table-cell>
          <table:table-cell table:style-name="Gnumeric-default" office:value-type="string">
            <text:p>Yasuhiro Akiba and Kenji Imamura and Eiichiro Sumita</text:p>
          </table:table-cell>
          <table:table-cell table:style-name="Gnumeric-default" office:value-type="string">
            <text:p>http://www.mt-archive.info/00/MTS-2001-Akib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llapsing morphological information in lexical databases for NLP applications.</text:p>
          </table:table-cell>
          <table:table-cell table:style-name="Gnumeric-default" office:value-type="string">
            <text:p>Juan A. Alonso and Ramón Fanlo and Albert Llorens</text:p>
          </table:table-cell>
          <table:table-cell table:style-name="Gnumeric-default" office:value-type="string">
            <text:p>http://www.mt-archive.info/00/MTS-2001-Alonso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Finding translation correspondences from parallel parsed corpus for example-based translation.</text:p>
          </table:table-cell>
          <table:table-cell table:style-name="Gnumeric-default" office:value-type="string">
            <text:p>Eiji Aramaki and Sadao Kurohashi and Satoshi Sato and Hideo Watanabe</text:p>
          </table:table-cell>
          <table:table-cell table:style-name="Gnumeric-default" office:value-type="string">
            <text:p>http://www.mt-archive.info/00/MTS-2001-Aramak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Generation of noun-noun compounds in the Spanish-English machine translation system SPANAM®.</text:p>
          </table:table-cell>
          <table:table-cell table:style-name="Gnumeric-default" office:value-type="string">
            <text:p>Julia Aymerich</text:p>
          </table:table-cell>
          <table:table-cell table:style-name="Gnumeric-default" office:value-type="string">
            <text:p>http://www.mt-archive.info/00/MTS-2001-Aymerich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Gross-grained RST through XML metadata for multilingual document generation.</text:p>
          </table:table-cell>
          <table:table-cell table:style-name="Gnumeric-default" office:value-type="string">
            <text:p>Guillermo Barrutieta and Joseba Abaitua and Josuha Díaz</text:p>
          </table:table-cell>
          <table:table-cell table:style-name="Gnumeric-default" office:value-type="string">
            <text:p>http://www.mt-archive.info/00/MTS-2001-Barrutiet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 taste of MALT</text:p>
          </table:table-cell>
          <table:table-cell table:style-name="Gnumeric-default" office:value-type="string">
            <text:p>Ulrike Bernardi and Petra Gieselmann and Steve McLaughlin</text:p>
          </table:table-cell>
          <table:table-cell table:style-name="Gnumeric-default" office:value-type="string">
            <text:p>http://www.mt-archive.info/00/MTS-2001-Bernard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n integrated solution: applying PROMT machine translation technology, terminology mining, and the TRADOS TWB translation memory to SAP content translation</text:p>
          </table:table-cell>
          <table:table-cell table:style-name="Gnumeric-default" office:value-type="string">
            <text:p>Ulrich Boehme and Svetlana Svetova</text:p>
          </table:table-cell>
          <table:table-cell table:style-name="Gnumeric-default" office:value-type="string">
            <text:p>http://www.mt-archive.info/00/MTS-2001-Boehme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Design and construction of a machine-tractable Japanese-Malay dictionary.</text:p>
          </table:table-cell>
          <table:table-cell table:style-name="Gnumeric-default" office:value-type="string">
            <text:p>Francis Bond and Ruhaida Binti Sulong and Takefumi Yamazaki and Kentaro Ogura</text:p>
          </table:table-cell>
          <table:table-cell table:style-name="Gnumeric-default" office:value-type="string">
            <text:p>http://www.mt-archive.info/00/MTS-2001-Bond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achine translation - evolution not revolution</text:p>
          </table:table-cell>
          <table:table-cell table:style-name="Gnumeric-default" office:value-type="string">
            <text:p>Jennifer A. Brundage</text:p>
          </table:table-cell>
          <table:table-cell table:style-name="Gnumeric-default" office:value-type="string">
            <text:p>http://www.mt-archive.info/00/MTS-2001-Brundage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 program for automatically selecting the best output from multiple machine translation engines.</text:p>
          </table:table-cell>
          <table:table-cell table:style-name="Gnumeric-default" office:value-type="string">
            <text:p>Chris Callison-Burch and Raymond S. Flournoy</text:p>
          </table:table-cell>
          <table:table-cell table:style-name="Gnumeric-default" office:value-type="string">
            <text:p>http://www.mt-archive.info/00/MTS-2001-Calliso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he ISLE in the ocean. Transatlantic standards for multilingual lexicons (with an eye to machine translation).</text:p>
          </table:table-cell>
          <table:table-cell table:style-name="Gnumeric-default" office:value-type="string">
            <text:p>Nicoletta Calzolari and Alessandro Lenci and Antonio Zampolli and Nuria Bel and Marta Villegas and Gregor Thurmair</text:p>
          </table:table-cell>
          <table:table-cell table:style-name="Gnumeric-default" office:value-type="string">
            <text:p>http://www.mt-archive.info/00/MTS-2001-Calzolar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he Spanish&lt;&gt;Catalan machine translation system interNOSTRUM.</text:p>
          </table:table-cell>
          <table:table-cell table:style-name="Gnumeric-default" office:value-type="string">
            <text:p>R. Canals-Marote and A. Esteve-Guillén and A. Garrido-Alenda and M.I. Guardiola-Savall and A. Iturraspe-Bellver and S. Montserrat-Buendia and S. Ortiz-Rojas and H. Pastor-Pina and P.M. Pérez-Antón and M.L. Forcada</text:p>
          </table:table-cell>
          <table:table-cell table:style-name="Gnumeric-default" office:value-type="string">
            <text:p>http://www.mt-archive.info/00/MTS-2001-Canal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ial and error: an evaluation project on Japanese &lt;&gt; English MT output quality</text:p>
          </table:table-cell>
          <table:table-cell table:style-name="Gnumeric-default" office:value-type="string">
            <text:p>Maki Darwin</text:p>
          </table:table-cell>
          <table:table-cell table:style-name="Gnumeric-default" office:value-type="string">
            <text:p>http://www.mt-archive.info/00/MTS-2001-Darwi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Dictionary development workflow for MT: design and management</text:p>
          </table:table-cell>
          <table:table-cell table:style-name="Gnumeric-default" office:value-type="string">
            <text:p>Mike Dillinger</text:p>
          </table:table-cell>
          <table:table-cell table:style-name="Gnumeric-default" office:value-type="string">
            <text:p>http://www.mt-archive.info/00/MTS-2001-Dillinger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he importance of MT for the survival of minority languages: Spanish-Galician MT system</text:p>
          </table:table-cell>
          <table:table-cell table:style-name="Gnumeric-default" office:value-type="string">
            <text:p>Inés Diz Gamallo</text:p>
          </table:table-cell>
          <table:table-cell table:style-name="Gnumeric-default" office:value-type="string">
            <text:p>http://www.mt-archive.info/00/MTS-2001-Diz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FUDR-based MT, head switching and the lexicon</text:p>
          </table:table-cell>
          <table:table-cell table:style-name="Gnumeric-default" office:value-type="string">
            <text:p>Kurt Eberle</text:p>
          </table:table-cell>
          <table:table-cell table:style-name="Gnumeric-default" office:value-type="string">
            <text:p>http://www.mt-archive.info/00/MTS-2001-Eberle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ultilingual authoring through an artificial language.</text:p>
          </table:table-cell>
          <table:table-cell table:style-name="Gnumeric-default" office:value-type="string">
            <text:p>Marcos Franco Sabarís and José Luis Rojas Alonso and C. Dafonte and B. Arcay</text:p>
          </table:table-cell>
          <table:table-cell table:style-name="Gnumeric-default" office:value-type="string">
            <text:p>http://www.mt-archive.info/00/MTS-2001-Franco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Evaluation method for determining groups of users who find MT "useful".</text:p>
          </table:table-cell>
          <table:table-cell table:style-name="Gnumeric-default" office:value-type="string">
            <text:p>M. Fuji and N. Hatanaka and E. Ito and S. Kamei and H. Kumai and T. Sukehiro and T. Yoshimi and H. Isahara</text:p>
          </table:table-cell>
          <table:table-cell table:style-name="Gnumeric-default" office:value-type="string">
            <text:p>http://www.mt-archive.info/00/MTS-2001-Fuj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sing machine learning for system-internal evaluation of transferred linguistic representations.</text:p>
          </table:table-cell>
          <table:table-cell table:style-name="Gnumeric-default" office:value-type="string">
            <text:p>Michael Gamon and Hisami Suzuki and Simon Corston-Oliver</text:p>
          </table:table-cell>
          <table:table-cell table:style-name="Gnumeric-default" office:value-type="string">
            <text:p>http://www.mt-archive.info/00/MTS-2001-Gamo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earch algorithms for statistical machine translation based on dynamic programming and pruning techniques.</text:p>
          </table:table-cell>
          <table:table-cell table:style-name="Gnumeric-default" office:value-type="string">
            <text:p>Ismael García-Varea and Francisco Casacuberta</text:p>
          </table:table-cell>
          <table:table-cell table:style-name="Gnumeric-default" office:value-type="string">
            <text:p>http://www.mt-archive.info/00/MTS-2001-Garcia-Vare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olVerbNet: an experimental database for Polish verbs</text:p>
          </table:table-cell>
          <table:table-cell table:style-name="Gnumeric-default" office:value-type="string">
            <text:p>Barbara Gawronska</text:p>
          </table:table-cell>
          <table:table-cell table:style-name="Gnumeric-default" office:value-type="string">
            <text:p>http://www.mt-archive.info/00/MTS-2001-Gawronsk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Derivational morphology to the rescue: how it can help resolve unfound words in MT.</text:p>
          </table:table-cell>
          <table:table-cell table:style-name="Gnumeric-default" office:value-type="string">
            <text:p>Claudia Gdaniec and Esmé Manandise and Michael C. McCord</text:p>
          </table:table-cell>
          <table:table-cell table:style-name="Gnumeric-default" office:value-type="string">
            <text:p>http://www.mt-archive.info/00/MTS-2001-Gdaniec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emi-automatic evaluation of the grammatical coverage of machine translation systems.</text:p>
          </table:table-cell>
          <table:table-cell table:style-name="Gnumeric-default" office:value-type="string">
            <text:p>A. Guessoum and R. Zantout</text:p>
          </table:table-cell>
          <table:table-cell table:style-name="Gnumeric-default" office:value-type="string">
            <text:p>http://www.mt-archive.info/00/MTS-2001-Guessoum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Large scale language independent generation using thematic hierarchies</text:p>
          </table:table-cell>
          <table:table-cell table:style-name="Gnumeric-default" office:value-type="string">
            <text:p>Nizar Habash and Bonnie Dorr</text:p>
          </table:table-cell>
          <table:table-cell table:style-name="Gnumeric-default" office:value-type="string">
            <text:p>http://www.mt-archive.info/00/MTS-2001-Habash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GILE - a system for multilingual generation of technical instructions.</text:p>
          </table:table-cell>
          <table:table-cell table:style-name="Gnumeric-default" office:value-type="string">
            <text:p>Anthony Hartley and Donia Scott and John Bateman and Danail Dochev</text:p>
          </table:table-cell>
          <table:table-cell table:style-name="Gnumeric-default" office:value-type="string">
            <text:p>http://www.mt-archive.info/00/MTS-2001-Hartley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Decision lists for determining adjective dependency in Japanese.</text:p>
          </table:table-cell>
          <table:table-cell table:style-name="Gnumeric-default" office:value-type="string">
            <text:p>Taiichi Hashimoto and Kosuke Nishidate and Kiyoaki Shirai and Takenobu Tokunaga and Hozumi Tanaka</text:p>
          </table:table-cell>
          <table:table-cell table:style-name="Gnumeric-default" office:value-type="string">
            <text:p>http://www.mt-archive.info/00/MTS-2001-Hashimoto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LT-J/C: a prototype Japanese-to-Chinese automatic language translation system.</text:p>
          </table:table-cell>
          <table:table-cell table:style-name="Gnumeric-default" office:value-type="string">
            <text:p>Minoru Hayashi and Setsuo Yamada and Akira Kataoka and Akio Yokoo</text:p>
          </table:table-cell>
          <table:table-cell table:style-name="Gnumeric-default" office:value-type="string">
            <text:p>http://www.mt-archive.info/00/MTS-2001-Hayash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RIME: a system for multi-lingual patent retrieval.</text:p>
          </table:table-cell>
          <table:table-cell table:style-name="Gnumeric-default" office:value-type="string">
            <text:p>Shigeto Higuchi and Masatoshi Fukui and Atsushi Fujii and Tetsuya Ishikawa</text:p>
          </table:table-cell>
          <table:table-cell table:style-name="Gnumeric-default" office:value-type="string">
            <text:p>http://www.mt-archive.info/00/MTS-2001-Higuchi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achine translation using bilingual term entries extracted from parallel texts</text:p>
          </table:table-cell>
          <table:table-cell table:style-name="Gnumeric-default" office:value-type="string">
            <text:p>Tatsuya Izuha</text:p>
          </table:table-cell>
          <table:table-cell table:style-name="Gnumeric-default" office:value-type="string">
            <text:p>http://www.mt-archive.info/00/MTS-2001-Izuh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Generation of named entities</text:p>
          </table:table-cell>
          <table:table-cell table:style-name="Gnumeric-default" office:value-type="string">
            <text:p>Marisa Jiménez</text:p>
          </table:table-cell>
          <table:table-cell table:style-name="Gnumeric-default" office:value-type="string">
            <text:p>http://www.mt-archive.info/00/MTS-2001-Jimenez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Ontology-based word sense disambiguation using semi-automatically constructed ontology.</text:p>
          </table:table-cell>
          <table:table-cell table:style-name="Gnumeric-default" office:value-type="string">
            <text:p>Sin-Jae Kang and Jong-Hyeok Lee</text:p>
          </table:table-cell>
          <table:table-cell table:style-name="Gnumeric-default" office:value-type="string">
            <text:p>http://www.mt-archive.info/00/MTS-2001-Kang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WASP-Bench: an MT lexicographers' workstation supporting state-of-the-art lexical disambiguation.</text:p>
          </table:table-cell>
          <table:table-cell table:style-name="Gnumeric-default" office:value-type="string">
            <text:p>Adam Kilgarriff and David Tugwell</text:p>
          </table:table-cell>
          <table:table-cell table:style-name="Gnumeric-default" office:value-type="string">
            <text:p>http://www.mt-archive.info/00/MTS-2001-Kilgarriff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 test suite for evaluation of English-to-Korean machine translation systems.</text:p>
          </table:table-cell>
          <table:table-cell table:style-name="Gnumeric-default" office:value-type="string">
            <text:p>Sungryong Koh and Jinee Maeng and Ji-Young Lee and Young-Sook Chae and Key-Sun Choi</text:p>
          </table:table-cell>
          <table:table-cell table:style-name="Gnumeric-default" office:value-type="string">
            <text:p>http://www.mt-archive.info/00/MTS-2001-Koh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Integrating bilingual lexicons in a probabilistic translation assistant.</text:p>
          </table:table-cell>
          <table:table-cell table:style-name="Gnumeric-default" office:value-type="string">
            <text:p>Philippe Langlais and George Foster and Guy Lapalme</text:p>
          </table:table-cell>
          <table:table-cell table:style-name="Gnumeric-default" office:value-type="string">
            <text:p>http://www.mt-archive.info/00/MTS-2001-Langlai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PANAM® and ENGSPAN® for Windows 2000: an MT pioneer keeps up with technology</text:p>
          </table:table-cell>
          <table:table-cell table:style-name="Gnumeric-default" office:value-type="string">
            <text:p>Marjorie León</text:p>
          </table:table-cell>
          <table:table-cell table:style-name="Gnumeric-default" office:value-type="string">
            <text:p>http://www.mt-archive.info/00/MTS-2001-Leo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mbining tools to improve automatic translation</text:p>
          </table:table-cell>
          <table:table-cell table:style-name="Gnumeric-default" office:value-type="string">
            <text:p>Terence Lewis</text:p>
          </table:table-cell>
          <table:table-cell table:style-name="Gnumeric-default" office:value-type="string">
            <text:p>http://www.mt-archive.info/00/MTS-2001-Lewi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he Open Lexicon Interchange Format (OLIF) comes of age.</text:p>
          </table:table-cell>
          <table:table-cell table:style-name="Gnumeric-default" office:value-type="string">
            <text:p>Christian Lieske and Susan McCormick and Gregor Thurmair</text:p>
          </table:table-cell>
          <table:table-cell table:style-name="Gnumeric-default" office:value-type="string">
            <text:p>http://www.mt-archive.info/00/MTS-2001-Lieske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tilizing agglutinative features in Japanese-Uighur machine translation.</text:p>
          </table:table-cell>
          <table:table-cell table:style-name="Gnumeric-default" office:value-type="string">
            <text:p>Muhtar Mahsut and Yasuhiro Ogawa and Kazue Sugino and Yasuyoshi Inagaki</text:p>
          </table:table-cell>
          <table:table-cell table:style-name="Gnumeric-default" office:value-type="string">
            <text:p>http://www.mt-archive.info/00/MTS-2001-Mahsut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Evaluation of machine translation systems at CLS Corporate Language Services AG.</text:p>
          </table:table-cell>
          <table:table-cell table:style-name="Gnumeric-default" office:value-type="string">
            <text:p>Elisabeth Maier and Anthony Clarke and Hans-Udo Stadler</text:p>
          </table:table-cell>
          <table:table-cell table:style-name="Gnumeric-default" office:value-type="string">
            <text:p>http://www.mt-archive.info/00/MTS-2001-Maier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caling the ISLE taxonomy: development of metrics for the multi-dimensional characterization of machine translation quality.</text:p>
          </table:table-cell>
          <table:table-cell table:style-name="Gnumeric-default" office:value-type="string">
            <text:p>Keith J. Miller and Michelle Vanni</text:p>
          </table:table-cell>
          <table:table-cell table:style-name="Gnumeric-default" office:value-type="string">
            <text:p>http://www.mt-archive.info/00/MTS-2001-Miller-1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ronominal anaphora resolution in KANTOO English-to-Spanish machine translation system.</text:p>
          </table:table-cell>
          <table:table-cell table:style-name="Gnumeric-default" office:value-type="string">
            <text:p>Teruko Mitamura and Eric Nyberg and Enrique Torrejon and David Svoboda and Kathryn Baker</text:p>
          </table:table-cell>
          <table:table-cell table:style-name="Gnumeric-default" office:value-type="string">
            <text:p>http://www.mt-archive.info/00/MTS-2001-Mitamur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ultiple argument ellipses resolution in Japanese</text:p>
          </table:table-cell>
          <table:table-cell table:style-name="Gnumeric-default" office:value-type="string">
            <text:p>Shigeko Nariyama</text:p>
          </table:table-cell>
          <table:table-cell table:style-name="Gnumeric-default" office:value-type="string">
            <text:p>http://www.mt-archive.info/00/MTS-2001-Nariyam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orpho-syntactic analysis for reordering in statistical machine translation</text:p>
          </table:table-cell>
          <table:table-cell table:style-name="Gnumeric-default" office:value-type="string">
            <text:p>Sonja Niessen and Hermann Ney</text:p>
          </table:table-cell>
          <table:table-cell table:style-name="Gnumeric-default" office:value-type="string">
            <text:p>http://www.mt-archive.info/00/MTS-2001-Niesse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tatistical multi-source translation</text:p>
          </table:table-cell>
          <table:table-cell table:style-name="Gnumeric-default" office:value-type="string">
            <text:p>Franz Josef Och and Hermann Ney</text:p>
          </table:table-cell>
          <table:table-cell table:style-name="Gnumeric-default" office:value-type="string">
            <text:p>http://www.mt-archive.info/00/MTS-2001-Och-1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Implicit cues for explicit generation: using telicity as a cue for tense structure in a Chinese to English MT system</text:p>
          </table:table-cell>
          <table:table-cell table:style-name="Gnumeric-default" office:value-type="string">
            <text:p>Mari Olsen and David Traum and Carol van Ess-Dykema and Amy Weinberg</text:p>
          </table:table-cell>
          <table:table-cell table:style-name="Gnumeric-default" office:value-type="string">
            <text:p>http://www.mt-archive.info/00/MTS-2001-Olse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anslation knowledge recycling for related languages</text:p>
          </table:table-cell>
          <table:table-cell table:style-name="Gnumeric-default" office:value-type="string">
            <text:p>Michael Paul</text:p>
          </table:table-cell>
          <table:table-cell table:style-name="Gnumeric-default" office:value-type="string">
            <text:p>http://www.mt-archive.info/00/MTS-2001-Paul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he Commission´s MT system: today and tomorrow</text:p>
          </table:table-cell>
          <table:table-cell table:style-name="Gnumeric-default" office:value-type="string">
            <text:p>Angeliki Petrits and Francine Braun-Chen and Jesús Manuel Martínez García and Cameron Ross and Rosemarie Sauer and Angelo Torquati and Alain Reichling</text:p>
          </table:table-cell>
          <table:table-cell table:style-name="Gnumeric-default" office:value-type="string">
            <text:p>http://www.mt-archive.info/00/MTS-2001-Petrit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Rapid assembly of a large-scale French-English MT system.</text:p>
          </table:table-cell>
          <table:table-cell table:style-name="Gnumeric-default" office:value-type="string">
            <text:p>Jessie Pinkham and Monica Corston-Oliver and Martine Smets and Martine Pettenaro</text:p>
          </table:table-cell>
          <table:table-cell table:style-name="Gnumeric-default" office:value-type="string">
            <text:p>http://www.mt-archive.info/00/MTS-2001-Pinkham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pe: reducing the monkey business in post-editing by automating the task intelligently.</text:p>
          </table:table-cell>
          <table:table-cell table:style-name="Gnumeric-default" office:value-type="string">
            <text:p>Claus Povlsen and Annelise Bech</text:p>
          </table:table-cell>
          <table:table-cell table:style-name="Gnumeric-default" office:value-type="string">
            <text:p>http://www.mt-archive.info/00/MTS-2001-Povlse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gnates alignment</text:p>
          </table:table-cell>
          <table:table-cell table:style-name="Gnumeric-default" office:value-type="string">
            <text:p>António Ribeiro and Gaël Dias and Gabriel Lopes and João Mexia</text:p>
          </table:table-cell>
          <table:table-cell table:style-name="Gnumeric-default" office:value-type="string">
            <text:p>http://www.mt-archive.info/00/MTS-2001-Ribeiro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chieving commercial-quality translation with example-based methods.</text:p>
          </table:table-cell>
          <table:table-cell table:style-name="Gnumeric-default" office:value-type="string">
            <text:p>Stephen Richardson and William Dolan and Arul Menezes and Jessie Pinkham</text:p>
          </table:table-cell>
          <table:table-cell table:style-name="Gnumeric-default" office:value-type="string">
            <text:p>http://www.mt-archive.info/00/MTS-2001-Richardson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anaging translation and localisation projects with LTC Organiser</text:p>
          </table:table-cell>
          <table:table-cell table:style-name="Gnumeric-default" office:value-type="string">
            <text:p>Adriane Rinsche</text:p>
          </table:table-cell>
          <table:table-cell table:style-name="Gnumeric-default" office:value-type="string">
            <text:p>http://www.mt-archive.info/00/MTS-2001-Rinsche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 morphological analyser for machine translation based on finite-state transducers.</text:p>
          </table:table-cell>
          <table:table-cell table:style-name="Gnumeric-default" office:value-type="string">
            <text:p>Alberto Sanchis and David Picó and Joan Miquel del Val and Ferran Fabregat and Jesús Tomás and Moisés Pastor and Francisco Casacuberta and Enrique Vidal</text:p>
          </table:table-cell>
          <table:table-cell table:style-name="Gnumeric-default" office:value-type="string">
            <text:p>http://www.mt-archive.info/00/MTS-2001-Sanchi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New generation Systran translation system</text:p>
          </table:table-cell>
          <table:table-cell table:style-name="Gnumeric-default" office:value-type="string">
            <text:p>Jean Senellart and Péter Dienes and Tamás Váradi</text:p>
          </table:table-cell>
          <table:table-cell table:style-name="Gnumeric-default" office:value-type="string">
            <text:p>http://www.mt-archive.info/00/MTS-2001-Senellart-1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Resource alignment for machine translation or implicit transfer.</text:p>
          </table:table-cell>
          <table:table-cell table:style-name="Gnumeric-default" office:value-type="string">
            <text:p>Jean Senellart and Mirko Plitt and Christophe Bailly and Françoise Cardoso</text:p>
          </table:table-cell>
          <table:table-cell table:style-name="Gnumeric-default" office:value-type="string">
            <text:p>http://www.mt-archive.info/00/MTS-2001-Senellart-2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aptionEye/EK: a English-to-Korean caption translation system using the sentence pattern.</text:p>
          </table:table-cell>
          <table:table-cell table:style-name="Gnumeric-default" office:value-type="string">
            <text:p>Young-Ae Seo and Yoon-Hyung Roh and Ki-Young Lee and Sang-Kyu Park</text:p>
          </table:table-cell>
          <table:table-cell table:style-name="Gnumeric-default" office:value-type="string">
            <text:p>http://www.mt-archive.info/00/MTS-2001-Seo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llaborative translation environment on the Web.</text:p>
          </table:table-cell>
          <table:table-cell table:style-name="Gnumeric-default" office:value-type="string">
            <text:p>Sayori Shimohata and Mihoko Kitamura and Tatsuya Sukehiro and Toshiki Murata</text:p>
          </table:table-cell>
          <table:table-cell table:style-name="Gnumeric-default" office:value-type="string">
            <text:p>http://www.mt-archive.info/00/MTS-2001-Shimohat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ub-sentential exploitation of translation memories</text:p>
          </table:table-cell>
          <table:table-cell table:style-name="Gnumeric-default" office:value-type="string">
            <text:p>Michel Simard and Philippe Langlais</text:p>
          </table:table-cell>
          <table:table-cell table:style-name="Gnumeric-default" office:value-type="string">
            <text:p>http://www.mt-archive.info/00/MTS-2001-Simard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sing information technology to optimise translation processes at PricewaterhouseCoopers Madrid</text:p>
          </table:table-cell>
          <table:table-cell table:style-name="Gnumeric-default" office:value-type="string">
            <text:p>Ross Smith</text:p>
          </table:table-cell>
          <table:table-cell table:style-name="Gnumeric-default" office:value-type="string">
            <text:p>http://www.mt-archive.info/00/MTS-2001-Smith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recise measurement method of a speech translation system's capability with a paired comparison method between the system and humans</text:p>
          </table:table-cell>
          <table:table-cell table:style-name="Gnumeric-default" office:value-type="string">
            <text:p>Fumiaki Sugaya and Keiji Yasuda and Toshiyuki Takezawa and Seiichi Yamamoto</text:p>
          </table:table-cell>
          <table:table-cell table:style-name="Gnumeric-default" office:value-type="string">
            <text:p>http://www.mt-archive.info/00/MTS-2001-Sugay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nverting a bilingual dictionary into a bilingual knowledge bank based on the synchronous SSTC.</text:p>
          </table:table-cell>
          <table:table-cell table:style-name="Gnumeric-default" office:value-type="string">
            <text:p>Enya Kong Tang and Mosleh H. Al-Adhaileh</text:p>
          </table:table-cell>
          <table:table-cell table:style-name="Gnumeric-default" office:value-type="string">
            <text:p>http://www.mt-archive.info/00/MTS-2001-Tang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onotone statistical translation using word groups.</text:p>
          </table:table-cell>
          <table:table-cell table:style-name="Gnumeric-default" office:value-type="string">
            <text:p>Jesús Tomás and Francisco Casacuberta</text:p>
          </table:table-cell>
          <table:table-cell table:style-name="Gnumeric-default" office:value-type="string">
            <text:p>http://www.mt-archive.info/00/MTS-2001-Tomas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anslatability checker: a tool to help decide whether to use MT</text:p>
          </table:table-cell>
          <table:table-cell table:style-name="Gnumeric-default" office:value-type="string">
            <text:p>Nancy Underwood and Bart Jongejan</text:p>
          </table:table-cell>
          <table:table-cell table:style-name="Gnumeric-default" office:value-type="string">
            <text:p>http://www.mt-archive.info/00/MTS-2001-Underwood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Sentence boundary detection: a comparison of paradigms for improving MT quality.</text:p>
          </table:table-cell>
          <table:table-cell table:style-name="Gnumeric-default" office:value-type="string">
            <text:p>Daniel J. Walker and David E. Clements and Maki Darwin and Jan W. Amtrup</text:p>
          </table:table-cell>
          <table:table-cell table:style-name="Gnumeric-default" office:value-type="string">
            <text:p>http://www.mt-archive.info/00/MTS-2001-Walker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n automatic evaluation method of translation quality using translation answer candidates queried from a parallel corpus</text:p>
          </table:table-cell>
          <table:table-cell table:style-name="Gnumeric-default" office:value-type="string">
            <text:p>Keiji Yasuda and Fumiaki Sugaya and Toshiyuki Takezawa and Seiichi Yamamoto and Masuzo Yanagida</text:p>
          </table:table-cell>
          <table:table-cell table:style-name="Gnumeric-default" office:value-type="string">
            <text:p>http://www.mt-archive.info/00/MTS-2001-Yasud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n automatic evaluation method for machine translation using two-way MT.</text:p>
          </table:table-cell>
          <table:table-cell table:style-name="Gnumeric-default" office:value-type="string">
            <text:p>Shoichi Yokoyama and Hideki Kashioka and Akira Kumano and Masaki Matsudaira and Yoshiko Shirokizawa and Shuji Kodama and Terumasa Ehara and Shinichiro Miyazawa and Yuzo Murata</text:p>
          </table:table-cell>
          <table:table-cell table:style-name="Gnumeric-default" office:value-type="string">
            <text:p>http://www.mt-archive.info/00/MTS-2001-Yokoyama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Pre-processing of bilingual corpora for Mandarin-English EBMT.</text:p>
          </table:table-cell>
          <table:table-cell table:style-name="Gnumeric-default" office:value-type="string">
            <text:p>Ying Zhang and Ralf Brown and Robert Frederking and Alon Lavie</text:p>
          </table:table-cell>
          <table:table-cell table:style-name="Gnumeric-default" office:value-type="string">
            <text:p>http://www.mt-archive.info/00/MTS-2001-Zhang.pdf</text:p>
          </table:table-cell>
          <table:table-cell table:number-columns-repeated="2" table:style-name="Gnumeric-default"/>
          <table:table-cell table:style-name="Gnumeric-default" office:value-type="string">
            <text:p>Main conference papers</text:p>
          </table:table-cell>
          <table:table-cell table:number-columns-repeated="1018" table:style-name="Gnumeric-default"/>
        </table:table-row>
        <table:table-row table:style-name="AROW-0" table:number-rows-repeated="57">
          <table:table-cell table:number-columns-repeated="1024"/>
        </table:table-row>
        <table:named-expressions>
          <table:named-expression table:name="Print_Area" table:expression="of:=#REF!" table:base-cell-address="$'2001.mtsummit'.$A$1"/>
          <table:named-expression table:name="Sheet_Title" table:expression="of:=&quot;2001.mtsummit&quot;" table:base-cell-address="$'2001.mtsummit'.$A$1"/>
        </table:named-expressions>
        <gnm:selections gnm:cursor-col="3" gnm:cursor-row="22">
          <gnm:selection gnm:start-col="3" gnm:start-row="22" gnm:end-col="3" gnm:end-row="22"/>
        </gnm:selections>
      </table:table>
      <table:table table:name="2001.eval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6"/>
        <table:table-column table:default-cell-style-name="ACE-1" table:style-name="ACOL-0" table:number-columns-repeated="1018"/>
        <table:table-row table:style-name="AROW-1">
          <table:table-cell table:style-name="ACE-1" office:value-type="string">
            <text:p>Title</text:p>
          </table:table-cell>
          <table:table-cell table:style-name="ACE-1" office:value-type="string">
            <text:p>Authors</text:p>
          </table:table-cell>
          <table:table-cell table:style-name="ACE-1" office:value-type="string">
            <text:p>Pdf</text:p>
          </table:table-cell>
          <table:table-cell table:style-name="ACE-1" office:value-type="string">
            <text:p>Presentation</text:p>
          </table:table-cell>
          <table:table-cell table:style-name="ACE-1" office:value-type="string">
            <text:p>Volume_Name</text:p>
          </table:table-cell>
          <table:table-cell table:style-name="ACE-3" office:value-type="string">
            <text:p>Notes</text:p>
          </table:table-cell>
          <table:table-cell table:number-columns-repeated="1018" table:style-name="ACE-1"/>
        </table:table-row>
        <table:table-row table:style-name="AROW-1">
          <table:table-cell table:style-name="ACE-2" office:value-type="string">
            <text:p>Evaluating the operational benefit of using machine translation output as translation memory input</text:p>
          </table:table-cell>
          <table:table-cell table:style-name="ACE-2" office:value-type="string">
            <text:p>Christine Bruckner and Mirko Plitt</text:p>
          </table:table-cell>
          <table:table-cell table:style-name="ACE-2" office:value-type="string">
            <text:p>http://www.mt-archive.info/00/MTS-2001-Bruckner.pdf</text:p>
          </table:table-cell>
          <table:table-cell table:number-columns-repeated="2" table:style-name="ACE-2"/>
          <table:table-cell table:style-name="ACE-3"/>
          <table:table-cell table:number-columns-repeated="1018" table:style-name="ACE-2"/>
        </table:table-row>
        <table:table-row table:style-name="AROW-1">
          <table:table-cell table:style-name="ACE-1" office:value-type="string">
            <text:p>Quantitative evaluation of machine translation systems: sentence level</text:p>
          </table:table-cell>
          <table:table-cell table:style-name="ACE-1" office:value-type="string">
            <text:p>Palmira Marrafa and António Ribeiro</text:p>
          </table:table-cell>
          <table:table-cell table:style-name="ACE-1" office:value-type="string">
            <text:p>http://www.mt-archive.info/00/MTS-2001-Marrafa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Evaluating machine translation output for an unknown source language: report of an ISLE-based investigation</text:p>
          </table:table-cell>
          <table:table-cell table:style-name="ACE-1" office:value-type="string">
            <text:p>Keith J. Miller and Donna M. Gates and Nancy Underwood and Josemina Magdalen</text:p>
          </table:table-cell>
          <table:table-cell table:style-name="ACE-1" office:value-type="string">
            <text:p>http://www.mt-archive.info/00/MTS-2001-Miller-2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Setting a methodology for machine translation evaluation</text:p>
          </table:table-cell>
          <table:table-cell table:style-name="ACE-1" office:value-type="string">
            <text:p>Widad Mustafa El Hadi and Ismail Timimi and Marianne Dabbadie</text:p>
          </table:table-cell>
          <table:table-cell table:style-name="ACE-1" office:value-type="string">
            <text:p>http://www.mt-archive.info/00/MTS-2001-Mustafa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Towards a two-stage taxonomy for machine translation evaluation</text:p>
          </table:table-cell>
          <table:table-cell table:style-name="ACE-1" office:value-type="string">
            <text:p>Andrei Popescu-Belis and Sandra Manzi and Maghi King</text:p>
          </table:table-cell>
          <table:table-cell table:style-name="ACE-1" office:value-type="string">
            <text:p>http://www.mt-archive.info/00/MTS-2001-Popescu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Automatically predicting MT systems rankings compatible with fluency, adequacy and informativeness scores</text:p>
          </table:table-cell>
          <table:table-cell table:style-name="ACE-1" office:value-type="string">
            <text:p>Martin Rajman and Tony Hartley</text:p>
          </table:table-cell>
          <table:table-cell table:style-name="ACE-1" office:value-type="string">
            <text:p>http://www.mt-archive.info/00/MTS-2001-Rajman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In one hundred words or less</text:p>
          </table:table-cell>
          <table:table-cell table:style-name="ACE-1" office:value-type="string">
            <text:p>Florence Reeder</text:p>
          </table:table-cell>
          <table:table-cell table:style-name="ACE-1" office:value-type="string">
            <text:p>http://www.mt-archive.info/00/MTS-2001-Reeder-2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The naming of things and the confusion of tongues: an MT metric</text:p>
          </table:table-cell>
          <table:table-cell table:style-name="ACE-1" office:value-type="string">
            <text:p>Florence Reeder and Keith Miller and Jennifer Doyon and John White</text:p>
          </table:table-cell>
          <table:table-cell table:style-name="ACE-1" office:value-type="string">
            <text:p>http://www.mt-archive.info/00/MTS-2001-Reeder-1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Scaling the ISLE framework: validating tests of machine translation quality for multi-dimensional measurement</text:p>
          </table:table-cell>
          <table:table-cell table:style-name="ACE-1" office:value-type="string">
            <text:p>Michelle Vanni and Keith J. Miller</text:p>
          </table:table-cell>
          <table:table-cell table:style-name="ACE-1" office:value-type="string">
            <text:p>http://www.mt-archive.info/00/MTS-2001-Vanni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Predicting intelligibility from fidelity in MT evaluation</text:p>
          </table:table-cell>
          <table:table-cell table:style-name="ACE-1" office:value-type="string">
            <text:p>John White</text:p>
          </table:table-cell>
          <table:table-cell table:style-name="ACE-1" office:value-type="string">
            <text:p>http://www.mt-archive.info/00/MTS-2001-White-1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Predicting MT fidelity from noun-compound handling</text:p>
          </table:table-cell>
          <table:table-cell table:style-name="ACE-1" office:value-type="string">
            <text:p>John White and Monika Forner</text:p>
          </table:table-cell>
          <table:table-cell table:style-name="ACE-1" office:value-type="string">
            <text:p>http://www.mt-archive.info/00/MTS-2001-White-2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1">
          <table:table-cell table:style-name="ACE-1" office:value-type="string">
            <text:p>Comparative evaluation of the linguistic output of MT systems for translation and information purposes</text:p>
          </table:table-cell>
          <table:table-cell table:style-name="ACE-1" office:value-type="string">
            <text:p>Elia Yuste-Rodrigo and Francine Braun-Chen</text:p>
          </table:table-cell>
          <table:table-cell table:style-name="ACE-1" office:value-type="string">
            <text:p>http://www.mt-archive.info/00/MTS-2001-Yuste-1.pdf</text:p>
          </table:table-cell>
          <table:table-cell table:number-columns-repeated="2" table:style-name="ACE-1"/>
          <table:table-cell table:style-name="ACE-3"/>
          <table:table-cell table:number-columns-repeated="1018" table:style-name="ACE-1"/>
        </table:table-row>
        <table:table-row table:style-name="AROW-0" table:number-rows-repeated="115">
          <table:table-cell table:number-columns-repeated="1024"/>
        </table:table-row>
        <table:named-expressions>
          <table:named-expression table:name="Print_Area" table:expression="of:=#REF!" table:base-cell-address="$'2001.eval'.$A$1"/>
          <table:named-expression table:name="Sheet_Title" table:expression="of:=&quot;2001.eval&quot;" table:base-cell-address="$'2001.eval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2001.ebmt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6"/>
        <table:table-column table:default-cell-style-name="ACE-4" table:style-name="ACOL-0" table:number-columns-repeated="1018"/>
        <table:table-row table:style-name="AROW-1">
          <table:table-cell table:style-name="ACE-4" office:value-type="string">
            <text:p>Title</text:p>
          </table:table-cell>
          <table:table-cell table:style-name="ACE-4" office:value-type="string">
            <text:p>Authors</text:p>
          </table:table-cell>
          <table:table-cell table:style-name="ACE-4" office:value-type="string">
            <text:p>Pdf</text:p>
          </table:table-cell>
          <table:table-cell table:style-name="ACE-4" office:value-type="string">
            <text:p>Presentation</text:p>
          </table:table-cell>
          <table:table-cell table:style-name="ACE-4" office:value-type="string">
            <text:p>Volume_Name</text:p>
          </table:table-cell>
          <table:table-cell table:style-name="ACE-5" office:value-type="string">
            <text:p>Notes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Introduction to the workshop</text:p>
          </table:table-cell>
          <table:table-cell table:style-name="ACE-4" office:value-type="string">
            <text:p>Michael Carl and Andy Way</text:p>
          </table:table-cell>
          <table:table-cell table:style-name="ACE-4" office:value-type="string">
            <text:p>http://www.mt-archive.info/00/MTS-2001-EBMTIntro.htm</text:p>
          </table:table-cell>
          <table:table-cell table:number-columns-repeated="2" table:style-name="ACE-4"/>
          <table:table-cell table:style-name="ACE-5" office:value-type="string">
            <text:p>Introduction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Transfer-rule induction for example-based translation</text:p>
          </table:table-cell>
          <table:table-cell table:style-name="ACE-4" office:value-type="string">
            <text:p>Ralf D. Brown</text:p>
          </table:table-cell>
          <table:table-cell table:style-name="ACE-4" office:value-type="string">
            <text:p>http://www.mt-archive.info/00/MTS-2001-Brown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Inducing translation grammars from bracketed alignments</text:p>
          </table:table-cell>
          <table:table-cell table:style-name="ACE-4" office:value-type="string">
            <text:p>Michael Carl</text:p>
          </table:table-cell>
          <table:table-cell table:style-name="ACE-4" office:value-type="string">
            <text:p>http://www.mt-archive.info/00/MTS-2001-Carl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Linguistic knowledge and complexity in an EBMT system based on translation patterns</text:p>
          </table:table-cell>
          <table:table-cell table:style-name="ACE-4" office:value-type="string">
            <text:p>Kevin McTait</text:p>
          </table:table-cell>
          <table:table-cell table:style-name="ACE-4" office:value-type="string">
            <text:p>http://www.mt-archive.info/00/MTS-2001-McTait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A best-first alignment algorithm for automatic extraction of transfer mappings from bilingual corpora</text:p>
          </table:table-cell>
          <table:table-cell table:style-name="ACE-4" office:value-type="string">
            <text:p>Arul Menezes and Stephen D. Richardson</text:p>
          </table:table-cell>
          <table:table-cell table:style-name="ACE-4" office:value-type="string">
            <text:p>http://www.mt-archive.info/00/MTS-2001-Menezes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Beyond translation memories</text:p>
          </table:table-cell>
          <table:table-cell table:style-name="ACE-4" office:value-type="string">
            <text:p>Reinhard Schäler</text:p>
          </table:table-cell>
          <table:table-cell table:style-name="ACE-4" office:value-type="string">
            <text:p>http://www.mt-archive.info/00/MTS-2001-Schaeler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EBMT seen as case-based reasoning</text:p>
          </table:table-cell>
          <table:table-cell table:style-name="ACE-4" office:value-type="string">
            <text:p>Harold Somers</text:p>
          </table:table-cell>
          <table:table-cell table:style-name="ACE-4" office:value-type="string">
            <text:p>http://www.mt-archive.info/00/MTS-2001-Somers-1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What is example-based machine translation?</text:p>
          </table:table-cell>
          <table:table-cell table:style-name="ACE-4" office:value-type="string">
            <text:p>Davide Turcato and Fred Popowich</text:p>
          </table:table-cell>
          <table:table-cell table:style-name="ACE-4" office:value-type="string">
            <text:p>http://www.mt-archive.info/00/MTS-2001-Turcato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1">
          <table:table-cell table:style-name="ACE-4" office:value-type="string">
            <text:p>Translating with examples</text:p>
          </table:table-cell>
          <table:table-cell table:style-name="ACE-4" office:value-type="string">
            <text:p>Andy Way</text:p>
          </table:table-cell>
          <table:table-cell table:style-name="ACE-4" office:value-type="string">
            <text:p>http://www.mt-archive.info/00/MTS-2001-Way.pdf</text:p>
          </table:table-cell>
          <table:table-cell table:number-columns-repeated="2" table:style-name="ACE-4"/>
          <table:table-cell table:style-name="ACE-5"/>
          <table:table-cell table:number-columns-repeated="1018" table:style-name="ACE-4"/>
        </table:table-row>
        <table:table-row table:style-name="AROW-0" table:number-rows-repeated="118">
          <table:table-cell table:number-columns-repeated="1024"/>
        </table:table-row>
        <table:named-expressions>
          <table:named-expression table:name="Print_Area" table:expression="of:=#REF!" table:base-cell-address="$'2001.ebmt'.$A$1"/>
          <table:named-expression table:name="Sheet_Title" table:expression="of:=&quot;2001.ebmt&quot;" table:base-cell-address="$'2001.ebmt'.$A$1"/>
        </table:named-expressions>
        <gnm:selections gnm:cursor-col="5" gnm:cursor-row="2">
          <gnm:selection gnm:start-col="5" gnm:start-row="2" gnm:end-col="5" gnm:end-row="2"/>
        </gnm:selections>
      </table:table>
      <table:table table:name="2001.teach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6"/>
        <table:table-column table:default-cell-style-name="ACE-6" table:style-name="ACOL-0" table:number-columns-repeated="1018"/>
        <table:table-row table:style-name="AROW-1">
          <table:table-cell table:style-name="ACE-6" office:value-type="string">
            <text:p>Title</text:p>
          </table:table-cell>
          <table:table-cell table:style-name="ACE-6" office:value-type="string">
            <text:p>Authors</text:p>
          </table:table-cell>
          <table:table-cell table:style-name="ACE-6" office:value-type="string">
            <text:p>Pdf</text:p>
          </table:table-cell>
          <table:table-cell table:style-name="ACE-6" office:value-type="string">
            <text:p>Presentation</text:p>
          </table:table-cell>
          <table:table-cell table:style-name="ACE-6" office:value-type="string">
            <text:p>Volume_Name</text:p>
          </table:table-cell>
          <table:table-cell table:style-name="ACE-7" office:value-type="string">
            <text:p>Notes</text:p>
          </table:table-cell>
          <table:table-cell table:number-columns-repeated="1018" table:style-name="ACE-6"/>
        </table:table-row>
        <table:table-row table:style-name="AROW-1">
          <table:table-cell table:style-name="ACE-6" office:value-type="string">
            <text:p>Exploiting the WWW for MT teaching</text:p>
          </table:table-cell>
          <table:table-cell table:style-name="ACE-6" office:value-type="string">
            <text:p>Lorna Balkan</text:p>
          </table:table-cell>
          <table:table-cell table:style-name="ACE-6" office:value-type="string">
            <text:p>http://www.mt-archive.info/00/MTS-2001-Balkan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Transferable skills in an MT course</text:p>
          </table:table-cell>
          <table:table-cell table:style-name="ACE-6" office:value-type="string">
            <text:p>Judith Belam</text:p>
          </table:table-cell>
          <table:table-cell table:style-name="ACE-6" office:value-type="string">
            <text:p>http://www.mt-archive.info/00/MTS-2001-Belam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An interactive hypertextual environment for MT training</text:p>
          </table:table-cell>
          <table:table-cell table:style-name="ACE-6" office:value-type="string">
            <text:p>Etienne Blanc</text:p>
          </table:table-cell>
          <table:table-cell table:style-name="ACE-6" office:value-type="string">
            <text:p>http://www.mt-archive.info/00/MTS-2001-Blanc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Teaching machine translation in non computer science subjects: report of an educational experience within the University of Orleans</text:p>
          </table:table-cell>
          <table:table-cell table:style-name="ACE-6" office:value-type="string">
            <text:p>Viviane Clavier and Céline Poudat</text:p>
          </table:table-cell>
          <table:table-cell table:style-name="ACE-6" office:value-type="string">
            <text:p>http://www.mt-archive.info/00/MTS-2001-Clavier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Teaching machine translation to trainee translators: a survey of their knowledge and opinions</text:p>
          </table:table-cell>
          <table:table-cell table:style-name="ACE-6" office:value-type="string">
            <text:p>Federico Gaspari</text:p>
          </table:table-cell>
          <table:table-cell table:style-name="ACE-6" office:value-type="string">
            <text:p>http://www.mt-archive.info/00/MTS-2001-Gaspari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Teaching machine translation &amp; translation technology: a contrastive study</text:p>
          </table:table-cell>
          <table:table-cell table:style-name="ACE-6" office:value-type="string">
            <text:p>Dorothy Kenny and Andy Way</text:p>
          </table:table-cell>
          <table:table-cell table:style-name="ACE-6" office:value-type="string">
            <text:p>http://www.mt-archive.info/00/MTS-2001-Kenny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Discovering machine translation strategies beyond word-for-word translation: a laboratory assignment</text:p>
          </table:table-cell>
          <table:table-cell table:style-name="ACE-6" office:value-type="string">
            <text:p>Juan Antonio Pérez-Ortiz and Mikel L.Forcada</text:p>
          </table:table-cell>
          <table:table-cell table:style-name="ACE-6" office:value-type="string">
            <text:p>http://www.mt-archive.info/00/MTS-2001-Perez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Three perspectives on MT in the classroom</text:p>
          </table:table-cell>
          <table:table-cell table:style-name="ACE-6" office:value-type="string">
            <text:p>Harold Somers</text:p>
          </table:table-cell>
          <table:table-cell table:style-name="ACE-6" office:value-type="string">
            <text:p>http://www.mt-archive.info/00/MTS-2001-Somers-2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1">
          <table:table-cell table:style-name="ACE-6" office:value-type="string">
            <text:p>Making MT commonplace in translation training curricula • too many misconceptions, so much potential!</text:p>
          </table:table-cell>
          <table:table-cell table:style-name="ACE-6" office:value-type="string">
            <text:p>Elia Yuste-Rodrigo</text:p>
          </table:table-cell>
          <table:table-cell table:style-name="ACE-6" office:value-type="string">
            <text:p>http://www.mt-archive.info/00/MTS-2001-Yuste-2.pdf</text:p>
          </table:table-cell>
          <table:table-cell table:number-columns-repeated="2" table:style-name="ACE-6"/>
          <table:table-cell table:style-name="ACE-7"/>
          <table:table-cell table:number-columns-repeated="1018" table:style-name="ACE-6"/>
        </table:table-row>
        <table:table-row table:style-name="AROW-0" table:number-rows-repeated="118">
          <table:table-cell table:number-columns-repeated="1024"/>
        </table:table-row>
        <table:named-expressions>
          <table:named-expression table:name="Print_Area" table:expression="of:=#REF!" table:base-cell-address="$'2001.teach'.$A$1"/>
          <table:named-expression table:name="Sheet_Title" table:expression="of:=&quot;2001.teach&quot;" table:base-cell-address="$'2001.teach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2001.road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6"/>
        <table:table-column table:default-cell-style-name="ACE-8" table:style-name="ACOL-0" table:number-columns-repeated="1018"/>
        <table:table-row table:style-name="AROW-1">
          <table:table-cell table:style-name="ACE-8" office:value-type="string">
            <text:p>Title</text:p>
          </table:table-cell>
          <table:table-cell table:style-name="ACE-8" office:value-type="string">
            <text:p>Authors</text:p>
          </table:table-cell>
          <table:table-cell table:style-name="ACE-8" office:value-type="string">
            <text:p>Pdf</text:p>
          </table:table-cell>
          <table:table-cell table:style-name="ACE-8" office:value-type="string">
            <text:p>Presentation</text:p>
          </table:table-cell>
          <table:table-cell table:style-name="ACE-8" office:value-type="string">
            <text:p>Volume_Name</text:p>
          </table:table-cell>
          <table:table-cell table:style-name="ACE-9" office:value-type="string">
            <text:p>Notes</text:p>
          </table:table-cell>
          <table:table-cell table:number-columns-repeated="1018" table:style-name="ACE-8"/>
        </table:table-row>
        <table:table-row table:style-name="AROW-1">
          <table:table-cell table:style-name="ACE-8" office:value-type="string">
            <text:p>Introduction to the workshop</text:p>
          </table:table-cell>
          <table:table-cell table:style-name="ACE-8" office:value-type="string">
            <text:p>Steven Krauwer</text:p>
          </table:table-cell>
          <table:table-cell table:style-name="ACE-8" office:value-type="string">
            <text:p>http://www.mt-archive.info/00/MTS-2001-RoadmapIntro.htm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Four technical and organizational keys to handle more languages and improve quality (on demand) in MT</text:p>
          </table:table-cell>
          <table:table-cell table:style-name="ACE-8" office:value-type="string">
            <text:p>Christian Boitet</text:p>
          </table:table-cell>
          <table:table-cell table:style-name="ACE-8" office:value-type="string">
            <text:p>http://www.mt-archive.info/00/MTS-2001-Boitet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Towards pragmatics-based machine translation</text:p>
          </table:table-cell>
          <table:table-cell table:style-name="ACE-8" office:value-type="string">
            <text:p>David Farwell and Stephen Helmreich</text:p>
          </table:table-cell>
          <table:table-cell table:style-name="ACE-8" office:value-type="string">
            <text:p>http://www.mt-archive.info/00/MTS-2001-Farwell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Secondary benefits of feedback and user interaction in machine translation tools</text:p>
          </table:table-cell>
          <table:table-cell table:style-name="ACE-8" office:value-type="string">
            <text:p>Raymond S. Flournoy and Chris Callison-Burch</text:p>
          </table:table-cell>
          <table:table-cell table:style-name="ACE-8" office:value-type="string">
            <text:p>http://www.mt-archive.info/00/MTS-2001-Flournoy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Working toward success in machine translation</text:p>
          </table:table-cell>
          <table:table-cell table:style-name="ACE-8" office:value-type="string">
            <text:p>Laurie Gerber</text:p>
          </table:table-cell>
          <table:table-cell table:style-name="ACE-8" office:value-type="string">
            <text:p>http://www.mt-archive.info/00/MTS-2001-Gerber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Rethinking interaction: the solution for high-quality MT?</text:p>
          </table:table-cell>
          <table:table-cell table:style-name="ACE-8" office:value-type="string">
            <text:p>Elliott Macklovitch and Antonio S. Valderrábanos</text:p>
          </table:table-cell>
          <table:table-cell table:style-name="ACE-8" office:value-type="string">
            <text:p>http://www.mt-archive.info/00/MTS-2001-Macklovitch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What can machine translation learn from speech recognition?</text:p>
          </table:table-cell>
          <table:table-cell table:style-name="ACE-8" office:value-type="string">
            <text:p>Franz Josef Och and Hermann Ney</text:p>
          </table:table-cell>
          <table:table-cell table:style-name="ACE-8" office:value-type="string">
            <text:p>http://www.mt-archive.info/00/MTS-2001-Och-2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Design and implementation of controlled elicitation for machine translation of low-density languages</text:p>
          </table:table-cell>
          <table:table-cell table:style-name="ACE-8" office:value-type="string">
            <text:p>Katharina Probst and Ralf Brown and Jaime Carbonell and Alon Lavie and Lori Levin and Erik Peterson</text:p>
          </table:table-cell>
          <table:table-cell table:style-name="ACE-8" office:value-type="string">
            <text:p>http://www.mt-archive.info/00/MTS-2001-Probst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Blueprints for MT evolution: reflections on "Elements of style"</text:p>
          </table:table-cell>
          <table:table-cell table:style-name="ACE-8" office:value-type="string">
            <text:p>Jörg Schütz</text:p>
          </table:table-cell>
          <table:table-cell table:style-name="ACE-8" office:value-type="string">
            <text:p>http://www.mt-archive.info/00/MTS-2001-Schutz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1">
          <table:table-cell table:style-name="ACE-8" office:value-type="string">
            <text:p>Evaluating Chinese-English translation systems for personal name coverage</text:p>
          </table:table-cell>
          <table:table-cell table:style-name="ACE-8" office:value-type="string">
            <text:p>Benjamin K. Tsou and Oi Yee Kwong</text:p>
          </table:table-cell>
          <table:table-cell table:style-name="ACE-8" office:value-type="string">
            <text:p>http://www.mt-archive.info/00/MTS-2001-Tsou.pdf</text:p>
          </table:table-cell>
          <table:table-cell table:number-columns-repeated="2" table:style-name="ACE-8"/>
          <table:table-cell table:style-name="ACE-9"/>
          <table:table-cell table:number-columns-repeated="1018" table:style-name="ACE-8"/>
        </table:table-row>
        <table:table-row table:style-name="AROW-0" table:number-rows-repeated="117">
          <table:table-cell table:number-columns-repeated="1024"/>
        </table:table-row>
        <table:named-expressions>
          <table:named-expression table:name="Print_Area" table:expression="of:=#REF!" table:base-cell-address="$'2001.road'.$A$1"/>
          <table:named-expression table:name="Sheet_Title" table:expression="of:=&quot;2001.road&quot;" table:base-cell-address="$'2001.road'.$A$1"/>
        </table:named-expressions>
        <gnm:selections gnm:cursor-col="5" gnm:cursor-row="1">
          <gnm:selection gnm:start-col="5" gnm:start-row="1" gnm:end-col="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44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2001.mtsummi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01.eva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01.ebmt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01.teach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01.road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25T13:12:30Z</dc:date>
    <meta:editing-cycles>2</meta:editing-cycles>
    <meta:editing-duration>PT1M37S</meta:editing-duration>
    <meta:generator>gnumeric/1.12.35</meta:generator>
  </office:meta>
</office:document-meta>
</file>